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4cm"/>
    </style:style>
    <style:style style:name="co3" style:family="table-column">
      <style:table-column-properties fo:break-before="auto" style:column-width="5.694cm"/>
    </style:style>
    <style:style style:name="co4" style:family="table-column">
      <style:table-column-properties fo:break-before="auto" style:column-width="14.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rushles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otor</text:p>
          </table:table-cell>
          <table:table-cell office:value-type="string">
            <text:p>KV</text:p>
          </table:table-cell>
          <table:table-cell office:value-type="string">
            <text:p>Bateria</text:p>
          </table:table-cell>
          <table:table-cell office:value-type="string">
            <text:p>Helice</text:p>
          </table:table-cell>
          <table:table-cell office:value-type="string">
            <text:p>RPM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Max voltaje</text:p>
          </table:table-cell>
          <table:table-cell office:value-type="string">
            <text:p>Shaft ø</text:p>
          </table:table-cell>
          <table:table-cell office:value-type="string">
            <text:p>Precio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A1510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office:value-type="string">
            <text:p>8*4</text:p>
          </table:table-cell>
          <table:table-cell table:formula="of:=0.8*3.5*[.C2]*[.B2]" office:value-type="float" office:value="12320">
            <text:p>12320</text:p>
          </table:table-cell>
          <table:table-cell table:formula="of:=3.7*[.C2]*[.G2]" office:value-type="float" office:value="44.4">
            <text:p>44.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8.81">
            <text:p>8.81</text:p>
          </table:table-cell>
          <table:table-cell/>
        </table:table-row>
        <table:table-row table:style-name="ro2">
          <table:table-cell office:value-type="string">
            <text:p>A1510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office:value-type="string">
            <text:p>7*5</text:p>
          </table:table-cell>
          <table:table-cell table:formula="of:=0.8*3.5*[.C3]*[.B3]" office:value-type="float" office:value="18480">
            <text:p>18480</text:p>
          </table:table-cell>
          <table:table-cell table:formula="of:=3.7*[.C3]*[.G3]" office:value-type="float" office:value="66.6">
            <text:p>66.6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1" office:value-type="string">
            <text:p><text:a xlink:href="http://www.gobrushless.com/shop/index.php?app=ccp0&amp;ns=display&amp;ref=thrustcalc∝=14&amp;rb1=1&amp;Value=12320&amp;Altitude=600⊂mit=Calculate">http://www.gobrushless.com/shop/index.php?app=ccp0&amp;ns=display&amp;ref=thrustcalc&amp;prop=14&amp;rb1=1&amp;Value=12320&amp;Altitude=600&amp;submit=Calculate</text:a></text:p>
          </table:table-cell>
        </table:table-row>
        <table:table-row table:style-name="ro1">
          <table:table-cell/>
          <table:table-cell office:value-type="float" office:value="850">
            <text:p>850</text:p>
          </table:table-cell>
          <table:table-cell/>
          <table:table-cell/>
          <table:table-cell table:formula="of:=0.8*3.5*[.C4]*[.B4]" office:value-type="float" office:value="0">
            <text:p>0</text:p>
          </table:table-cell>
          <table:table-cell table:formula="of:=3.7*[.C4]*[.G4]" office:value-type="float" office:value="0">
            <text:p>0</text:p>
          </table:table-cell>
          <table:table-cell/>
          <table:table-cell table:number-columns-repeated="4"/>
        </table:table-row>
        <table:table-row table:style-name="ro2">
          <table:table-cell office:value-type="string">
            <text:p>GF2215-15 KV1470</text:p>
          </table:table-cell>
          <table:table-cell office:value-type="float" office:value="1470">
            <text:p>1470</text:p>
          </table:table-cell>
          <table:table-cell office:value-type="float" office:value="3">
            <text:p>3</text:p>
          </table:table-cell>
          <table:table-cell office:value-type="string">
            <text:p>10*4.7</text:p>
          </table:table-cell>
          <table:table-cell table:formula="of:=0.8*3.5*[.C5]*[.B5]" office:value-type="float" office:value="12348">
            <text:p>12348</text:p>
          </table:table-cell>
          <table:table-cell table:formula="of:=3.7*[.C5]*[.G5]" office:value-type="float" office:value="0">
            <text:p>0</text:p>
          </table:table-cell>
          <table:table-cell/>
          <table:table-cell table:number-columns-repeated="3"/>
          <table:table-cell table:style-name="ce1" office:value-type="string">
            <text:p><text:a xlink:href="http://www.modeltronic.es/gf221515-kv1470-motor-brushless-emax-p-6797.html?osCsid=b6437c1b05ea97b4a0e8b19e61b9aa96">http://www.modeltronic.es/gf221515-kv1470-motor-brushless-emax-p-6797.html?osCsid=b6437c1b05ea97b4a0e8b19e61b9aa96</text:a></text:p>
          </table:table-cell>
        </table:table-row>
        <table:table-row table:style-name="ro1">
          <table:table-cell office:value-type="string">
            <text:p>GF2215-15 KV1470</text:p>
          </table:table-cell>
          <table:table-cell office:value-type="float" office:value="1470">
            <text:p>1470</text:p>
          </table:table-cell>
          <table:table-cell office:value-type="float" office:value="3">
            <text:p>3</text:p>
          </table:table-cell>
          <table:table-cell office:value-type="string">
            <text:p>10*5</text:p>
          </table:table-cell>
          <table:table-cell table:formula="of:=0.8*3.5*[.C6]*[.B6]" office:value-type="float" office:value="12348">
            <text:p>12348</text:p>
          </table:table-cell>
          <table:table-cell table:formula="of:=3.7*[.C6]*[.G6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GF2215-15 KV1470</text:p>
          </table:table-cell>
          <table:table-cell office:value-type="float" office:value="1600">
            <text:p>1600</text:p>
          </table:table-cell>
          <table:table-cell office:value-type="float" office:value="2">
            <text:p>2</text:p>
          </table:table-cell>
          <table:table-cell office:value-type="string">
            <text:p>8*6</text:p>
          </table:table-cell>
          <table:table-cell table:formula="of:=0.8*3.5*[.C7]*[.B7]" office:value-type="float" office:value="8960">
            <text:p>8960</text:p>
          </table:table-cell>
          <table:table-cell table:formula="of:=3.7*[.C7]*[.G7]" office:value-type="float" office:value="114.7">
            <text:p>114.7</text:p>
          </table:table-cell>
          <table:table-cell office:value-type="float" office:value="15.5">
            <text:p>15.5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8]*[.B8]" office:value-type="float" office:value="0">
            <text:p>0</text:p>
          </table:table-cell>
          <table:table-cell table:formula="of:=3.7*[.C8]*[.G8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9]*[.B9]" office:value-type="float" office:value="0">
            <text:p>0</text:p>
          </table:table-cell>
          <table:table-cell table:formula="of:=3.7*[.C9]*[.G9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10]*[.B10]" office:value-type="float" office:value="0">
            <text:p>0</text:p>
          </table:table-cell>
          <table:table-cell table:formula="of:=3.7*[.C10]*[.G10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11]*[.B11]" office:value-type="float" office:value="0">
            <text:p>0</text:p>
          </table:table-cell>
          <table:table-cell table:formula="of:=3.7*[.C11]*[.G11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12]*[.B12]" office:value-type="float" office:value="0">
            <text:p>0</text:p>
          </table:table-cell>
          <table:table-cell table:formula="of:=3.7*[.C12]*[.G12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13]*[.B13]" office:value-type="float" office:value="0">
            <text:p>0</text:p>
          </table:table-cell>
          <table:table-cell table:formula="of:=3.7*[.C13]*[.G13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14]*[.B14]" office:value-type="float" office:value="0">
            <text:p>0</text:p>
          </table:table-cell>
          <table:table-cell table:formula="of:=3.7*[.C14]*[.G14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15]*[.B15]" office:value-type="float" office:value="0">
            <text:p>0</text:p>
          </table:table-cell>
          <table:table-cell table:formula="of:=3.7*[.C15]*[.G15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16]*[.B16]" office:value-type="float" office:value="0">
            <text:p>0</text:p>
          </table:table-cell>
          <table:table-cell table:formula="of:=3.7*[.C16]*[.G16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17]*[.B17]" office:value-type="float" office:value="0">
            <text:p>0</text:p>
          </table:table-cell>
          <table:table-cell table:formula="of:=3.7*[.C17]*[.G17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18]*[.B18]" office:value-type="float" office:value="0">
            <text:p>0</text:p>
          </table:table-cell>
          <table:table-cell table:formula="of:=3.7*[.C18]*[.G18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19]*[.B19]" office:value-type="float" office:value="0">
            <text:p>0</text:p>
          </table:table-cell>
          <table:table-cell table:formula="of:=3.7*[.C19]*[.G19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20]*[.B20]" office:value-type="float" office:value="0">
            <text:p>0</text:p>
          </table:table-cell>
          <table:table-cell table:formula="of:=3.7*[.C20]*[.G20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21]*[.B21]" office:value-type="float" office:value="0">
            <text:p>0</text:p>
          </table:table-cell>
          <table:table-cell table:formula="of:=3.7*[.C21]*[.G21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22]*[.B22]" office:value-type="float" office:value="0">
            <text:p>0</text:p>
          </table:table-cell>
          <table:table-cell table:formula="of:=3.7*[.C22]*[.G22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23]*[.B23]" office:value-type="float" office:value="0">
            <text:p>0</text:p>
          </table:table-cell>
          <table:table-cell table:formula="of:=3.7*[.C23]*[.G23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24]*[.B24]" office:value-type="float" office:value="0">
            <text:p>0</text:p>
          </table:table-cell>
          <table:table-cell table:formula="of:=3.7*[.C24]*[.G24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25]*[.B25]" office:value-type="float" office:value="0">
            <text:p>0</text:p>
          </table:table-cell>
          <table:table-cell table:formula="of:=3.7*[.C25]*[.G25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26]*[.B26]" office:value-type="float" office:value="0">
            <text:p>0</text:p>
          </table:table-cell>
          <table:table-cell table:formula="of:=3.7*[.C26]*[.G26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27]*[.B27]" office:value-type="float" office:value="0">
            <text:p>0</text:p>
          </table:table-cell>
          <table:table-cell table:formula="of:=3.7*[.C27]*[.G27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28]*[.B28]" office:value-type="float" office:value="0">
            <text:p>0</text:p>
          </table:table-cell>
          <table:table-cell table:formula="of:=3.7*[.C28]*[.G28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29]*[.B29]" office:value-type="float" office:value="0">
            <text:p>0</text:p>
          </table:table-cell>
          <table:table-cell table:formula="of:=3.7*[.C29]*[.G29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30]*[.B30]" office:value-type="float" office:value="0">
            <text:p>0</text:p>
          </table:table-cell>
          <table:table-cell table:formula="of:=3.7*[.C30]*[.G30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31]*[.B31]" office:value-type="float" office:value="0">
            <text:p>0</text:p>
          </table:table-cell>
          <table:table-cell table:formula="of:=3.7*[.C31]*[.G31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32]*[.B32]" office:value-type="float" office:value="0">
            <text:p>0</text:p>
          </table:table-cell>
          <table:table-cell table:formula="of:=3.7*[.C32]*[.G32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33]*[.B33]" office:value-type="float" office:value="0">
            <text:p>0</text:p>
          </table:table-cell>
          <table:table-cell table:formula="of:=3.7*[.C33]*[.G33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34]*[.B34]" office:value-type="float" office:value="0">
            <text:p>0</text:p>
          </table:table-cell>
          <table:table-cell table:formula="of:=3.7*[.C34]*[.G34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35]*[.B35]" office:value-type="float" office:value="0">
            <text:p>0</text:p>
          </table:table-cell>
          <table:table-cell table:formula="of:=3.7*[.C35]*[.G35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36]*[.B36]" office:value-type="float" office:value="0">
            <text:p>0</text:p>
          </table:table-cell>
          <table:table-cell table:formula="of:=3.7*[.C36]*[.G36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/>
          <table:table-cell table:number-columns-repeated="2"/>
          <table:table-cell/>
          <table:table-cell table:formula="of:=0.8*3.5*[.C37]*[.B37]" office:value-type="float" office:value="0">
            <text:p>0</text:p>
          </table:table-cell>
          <table:table-cell table:formula="of:=3.7*[.C37]*[.G37]" office:value-type="float" office:value="0">
            <text:p>0</text:p>
          </table:table-cell>
          <table:table-cell/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cuations" table:style-name="ta1">
        <table:table-column table:style-name="co4" table:default-cell-style-name="Default"/>
        <table:table-row table:style-name="ro1">
          <table:table-cell office:value-type="string">
            <text:p>RPM = 0.8 x 3.5v x Battery cells x KV</text:p>
          </table:table-cell>
        </table:table-row>
        <table:table-row table:style-name="ro3">
          <table:table-cell/>
        </table:table-row>
        <table:table-row table:style-name="ro1">
          <table:table-cell office:value-type="string">
            <text:p>In blades AxB means Lenth x Pitch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9T11:36:26</meta:creation-date>
    <dc:date>2013-07-09T12:51:56</dc:date>
    <meta:editing-duration>PT14M49S</meta:editing-duration>
    <meta:editing-cycles>1</meta:editing-cycles>
    <meta:document-statistic meta:table-count="3" meta:cell-count="206" meta:object-count="0"/>
    <meta:generator>LibreOffice/3.5$Linux_X86_64 LibreOffice_project/350m1$Build-2</meta:generator>
  </office:meta>
</office:document-meta>
</file>